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sub>
                <mi>R</mi>
                <mi>b</mi>
              </msub>
              <mo stretchy="false">=</mo>
              <mi mathvariant="italic">no</mi>
            </mrow>
            <mi>.</mi>
            <mi mathvariant="italic">of</mi>
            <mrow>
              <mi mathvariant="italic">samples</mi>
              <mo stretchy="false">/</mo>
              <mi mathvariant="italic">second</mi>
            </mrow>
            <mrow>
              <mspace width="1em"/>
              <mo stretchy="false">×</mo>
              <mspace width="1em"/>
            </mrow>
            <mi mathvariant="italic">no</mi>
            <mi>.</mi>
            <mi mathvariant="italic">of</mi>
            <mrow>
              <mi mathvariant="italic">bits</mi>
              <mo stretchy="false">/</mo>
              <mi mathvariant="italic">sample</mi>
            </mrow>
          </mrow>
        </mtd>
      </mtr>
      <mtr>
        <mtd>
          <mrow>
            <msub>
              <mi>R</mi>
              <mi>b</mi>
            </msub>
            <mo stretchy="false">=</mo>
            <mrow>
              <mi>n</mi>
              <mo stretchy="false">×</mo>
              <msub>
                <mi>f</mi>
                <mi>s</mi>
              </msub>
            </mrow>
          </mrow>
        </mtd>
      </mtr>
      <mtr>
        <mtd>
          <mrow>
            <mrow>
              <msub>
                <mi>R</mi>
                <mrow>
                  <mi>b</mi>
                  <mo stretchy="false">−</mo>
                  <mi mathvariant="italic">min</mi>
                </mrow>
              </msub>
              <mo stretchy="false">=</mo>
              <mn>2</mn>
            </mrow>
            <mi>n</mi>
            <msub>
              <mi>f</mi>
              <mi>m</mi>
            </msub>
          </mrow>
        </mtd>
      </mtr>
      <mtr>
        <mtd>
          <mrow/>
        </mtd>
      </mtr>
      <mtr>
        <mtd>
          <mstyle mathvariant="bold">
            <mrow>
              <mi mathvariant="italic">Average</mi>
              <mi mathvariant="italic">Power</mi>
              <mi mathvariant="italic">of</mi>
              <mi mathvariant="italic">Noise</mi>
            </mrow>
          </mstyle>
        </mtd>
      </mtr>
      <mtr>
        <mtd>
          <mrow>
            <mrow>
              <mi mathvariant="italic">Variance</mi>
              <mo stretchy="false">=</mo>
              <mrow>
                <mi mathvariant="italic">MSE</mi>
                <mo stretchy="false">−</mo>
                <mi mathvariant="italic">Mean</mi>
              </mrow>
              <mo stretchy="false">=</mo>
              <msup>
                <mi>E</mi>
                <mn>2</mn>
              </msup>
            </mrow>
            <mrow>
              <mrow>
                <mo fence="true" stretchy="false">(</mo>
                <mrow>
                  <mi>q</mi>
                </mrow>
                <mo fence="true" stretchy="false">)</mo>
              </mrow>
              <mo stretchy="false">−</mo>
              <mstyle color="gray">
                <mrow>
                  <mi>E</mi>
                  <mrow>
                    <mo fence="true" stretchy="false">(</mo>
                    <mrow>
                      <msup>
                        <mi>q</mi>
                        <mn>2</mn>
                      </msup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sup>
              <mi>σ</mi>
              <mrow>
                <mspace width="2em"/>
                <mn>2</mn>
              </mrow>
            </msup>
            <mo stretchy="false">=</mo>
            <mfrac>
              <msup>
                <mi mathvariant="normal">Δ</mi>
                <mn>2</mn>
              </msup>
              <mn>12</mn>
            </mfrac>
          </mrow>
        </mtd>
      </mtr>
      <mtr>
        <mtd>
          <mstyle mathvariant="bold">
            <mrow>
              <mi mathvariant="italic">for</mi>
              <mi mathvariant="italic">Dynamic</mi>
              <mi mathvariant="italic">Range</mi>
              <mrow>
                <mo fence="true" stretchy="false">(</mo>
                <mrow>
                  <mrow>
                    <mrow>
                      <mo stretchy="false">−</mo>
                      <mi>v</mi>
                    </mrow>
                    <mi mathvariant="normal">:</mi>
                    <mi>v</mi>
                  </mrow>
                </mrow>
                <mo fence="true" stretchy="false">)</mo>
              </mrow>
            </mrow>
          </mstyle>
        </mtd>
      </mtr>
      <mtr>
        <mtd>
          <mrow>
            <mi mathvariant="normal">Δ</mi>
            <mo stretchy="false">=</mo>
            <mfrac>
              <mi>R</mi>
              <mi>L</mi>
            </mfrac>
          </mrow>
        </mtd>
      </mtr>
      <mtr>
        <mtd>
          <mrow>
            <mrow>
              <mi>R</mi>
              <mo stretchy="false">=</mo>
              <mn>2</mn>
            </mrow>
            <msub>
              <mi>V</mi>
              <mi>m</mi>
            </msub>
          </mrow>
        </mtd>
      </mtr>
      <mtr>
        <mtd>
          <mrow>
            <msup>
              <mi>σ</mi>
              <mrow>
                <mspace width="2em"/>
                <mn>2</mn>
              </mrow>
            </msup>
            <mo stretchy="false">=</mo>
            <mrow>
              <mfrac>
                <msup>
                  <mi>R</mi>
                  <mn>2</mn>
                </msup>
                <msup>
                  <mi>L</mi>
                  <mn>2</mn>
                </msup>
              </mfrac>
              <mo stretchy="false">×</mo>
              <mfrac>
                <mn>1</mn>
                <mn>12</mn>
              </mfrac>
            </mrow>
            <mo stretchy="false">=</mo>
            <mfrac>
              <mrow>
                <mn>4</mn>
                <msubsup>
                  <mi>V</mi>
                  <mi>m</mi>
                  <mn>2</mn>
                </msubsup>
              </mrow>
              <mrow>
                <msup>
                  <mi>L</mi>
                  <mn>2</mn>
                </msup>
                <mo stretchy="false">×</mo>
                <mn>12</mn>
              </mrow>
            </mfrac>
            <mo stretchy="false">=</mo>
            <mfrac>
              <msubsup>
                <mi>V</mi>
                <mi>m</mi>
                <mn>2</mn>
              </msubsup>
              <mrow>
                <mn>3</mn>
                <msup>
                  <mi>L</mi>
                  <mn>2</mn>
                </msup>
              </mrow>
            </mfrac>
          </mrow>
        </mtd>
      </mtr>
      <mtr>
        <mtd>
          <mrow/>
        </mtd>
      </mtr>
      <mtr>
        <mtd>
          <mstyle mathvariant="bold">
            <mrow>
              <mrow>
                <mi mathvariant="italic">Signal</mi>
                <mo stretchy="false">−</mo>
                <mn>2</mn>
                <mo stretchy="false">−</mo>
                <mi mathvariant="italic">noise</mi>
              </mrow>
              <mi mathvariant="italic">ratio</mi>
              <mspace width="1.5em"/>
              <mrow>
                <mo fence="true" stretchy="false">(</mo>
                <mrow>
                  <mrow>
                    <mi mathvariant="italic">uniform</mi>
                    <mi mathvariant="italic">quantization</mi>
                  </mrow>
                </mrow>
                <mo fence="true" stretchy="false">)</mo>
              </mrow>
            </mrow>
          </mstyle>
        </mtd>
      </mtr>
      <mtr>
        <mtd>
          <mrow>
            <mi mathvariant="italic">SNR</mi>
            <mo stretchy="false">=</mo>
            <mfrac>
              <mrow>
                <mi mathvariant="italic">Signal</mi>
                <mi mathvariant="italic">Power</mi>
              </mrow>
              <mrow>
                <mi mathvariant="italic">Noise</mi>
                <mi mathvariant="italic">Power</mi>
              </mrow>
            </mfrac>
            <mo stretchy="false">=</mo>
            <mfrac>
              <msub>
                <mi>P</mi>
                <mi>s</mi>
              </msub>
              <msub>
                <mi>P</mi>
                <mi>q</mi>
              </msub>
            </mfrac>
          </mrow>
        </mtd>
      </mtr>
      <mtr>
        <mtd>
          <mstyle mathvariant="bold">
            <mrow>
              <mi mathvariant="italic">For</mi>
              <mi>sin</mi>
              <mi mathvariant="italic">signal</mi>
            </mrow>
          </mstyle>
        </mtd>
      </mtr>
      <mtr>
        <mtd>
          <mrow>
            <mi mathvariant="italic">SNR</mi>
            <mo stretchy="false">=</mo>
            <mfrac>
              <msub>
                <mi>σ</mi>
                <mi>s</mi>
              </msub>
              <msub>
                <mi>σ</mi>
                <mi>e</mi>
              </msub>
            </mfrac>
            <mo stretchy="false">=</mo>
            <mrow>
              <msub>
                <mi>P</mi>
                <mi>s</mi>
              </msub>
              <mo stretchy="false">×</mo>
              <mrow>
                <mn>3</mn>
                <mfrac>
                  <msup>
                    <mi>L</mi>
                    <mn>2</mn>
                  </msup>
                  <msubsup>
                    <mi>V</mi>
                    <mi>m</mi>
                    <mn>2</mn>
                  </msubsup>
                </mfrac>
              </mrow>
            </mrow>
          </mrow>
        </mtd>
      </mtr>
      <mtr>
        <mtd>
          <mrow>
            <mrow>
              <msub>
                <mi mathvariant="italic">SNR</mi>
                <mi mathvariant="italic">db</mi>
              </msub>
              <mo stretchy="false">=</mo>
              <mn>10</mn>
            </mrow>
            <msub>
              <mi>log</mi>
              <mn>10</mn>
            </msub>
            <mrow>
              <mrow>
                <mo fence="true" stretchy="false">(</mo>
                <mrow>
                  <mrow>
                    <mn>3</mn>
                    <mrow>
                      <mfrac>
                        <msup>
                          <mi>L</mi>
                          <mn>2</mn>
                        </msup>
                        <msub>
                          <mi>V</mi>
                          <mi>m</mi>
                        </msub>
                      </mfrac>
                      <mo stretchy="false">×</mo>
                      <msub>
                        <mi>P</mi>
                        <mi>s</mi>
                      </msub>
                    </mrow>
                  </mrow>
                </mrow>
                <mo fence="true" stretchy="false">)</mo>
              </mrow>
              <mo stretchy="false">=</mo>
              <mn>10</mn>
            </mrow>
            <msub>
              <mi>log</mi>
              <mn>10</mn>
            </msub>
            <mrow>
              <mrow>
                <mo fence="true" stretchy="false">(</mo>
                <mrow>
                  <mfrac>
                    <mn>3</mn>
                    <msub>
                      <mi>V</mi>
                      <mi>m</mi>
                    </msub>
                  </mfrac>
                </mrow>
                <mo fence="true" stretchy="false">)</mo>
              </mrow>
              <mo stretchy="false">+</mo>
              <mn>20</mn>
            </mrow>
            <msub>
              <mi>log</mi>
              <mn>10</mn>
            </msub>
            <mrow>
              <mrow>
                <mo fence="true" stretchy="false">(</mo>
                <mrow>
                  <mi>L</mi>
                </mrow>
                <mo fence="true" stretchy="false">)</mo>
              </mrow>
              <mo stretchy="false">=</mo>
              <mstyle mathvariant="italic">
                <mrow>
                  <mn>10</mn>
                  <msub>
                    <mi mathvariant="italic">log</mi>
                    <mn>10</mn>
                  </msub>
                  <mrow>
                    <mo fence="true" stretchy="false">(</mo>
                    <mrow>
                      <mfrac>
                        <mn>3</mn>
                        <msub>
                          <mi>V</mi>
                          <mi>m</mi>
                        </msub>
                      </mfrac>
                    </mrow>
                    <mo fence="true" stretchy="false">)</mo>
                  </mrow>
                  <mrow>
                    <mspace width="1.5em"/>
                    <mo stretchy="false">+</mo>
                    <mspace width="1.5em"/>
                  </mrow>
                  <mn>6</mn>
                  <mi>n</mi>
                </mrow>
              </mstyle>
            </mrow>
          </mrow>
        </mtd>
      </mtr>
    </mtable>
    <annotation encoding="StarMath 5.0">newline
R_b = no. of samples/second  ``times``no. of bits/sample
newline
R_b = n times f_s
newline
R_{ b-min } = 2n f_m
newline newline

bold{Average Power of Noise}
newline
Variance = MSE - Mean = E^2(q) - color gray { E(q^2)} 
newline
%sigma^{````2 }= %DELTA^2 over 12
newline

bold{for Dynamic Range ( -v : v )}
newline
%DELTA = R over L
newline
R = 2V_m
newline

%sigma^{ ````2 } = {R^2 over L^2} times {1 over 12} = {4V_m^2 } over {L^2  times 12} = { V_m^2 } over { 3L^2 }


newline newline
bold {Signal-2-noise ratio ```( uniform quantization ) }
newline
SNR = {Signal Power} over {Noise Power} = P_s over P_q
newline
bold {For sin signal}
newline
SNR = %sigma_s over %sigma_e = P_s times { 3L^2 over V_m^2}
newline
SNR_db = 10log_10( 3L^2 over V_m times P_s)
  
= 10 log_10(3 over V_m ) + 20 log_10( L ) = ital {10 log_10( 3 over V_m ) ```+``` 6n}




</annotation>
  </semantics>
</math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7T14:11:37.791227417</meta:creation-date>
    <dc:date>2020-06-17T15:27:38.653139279</dc:date>
    <meta:editing-duration>PT4M16S</meta:editing-duration>
    <meta:editing-cycles>4</meta:editing-cycles>
    <meta:generator>LibreOffice/6.3.5.2$Linux_X86_64 LibreOffice_project/30$Build-2</meta:generator>
    <dc:creator>Hagar Usama</dc:creator>
  </office:meta>
</office:document-meta>
</file>